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539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onical_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brand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capacity_tb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pu_rx7800_xt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adeon RX 7800 XT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_rtx509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eForce RTX 5090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_rx9070_xt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adeon RX 9070 XT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_B58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rc B580</text:p>
          </table:table-cell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9_9950_x3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9 9950X3D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9_7900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9 7900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5_7500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5 7500F</text:p>
          </table:table-cell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i5_12400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12400F</text:p>
          </table:table-cell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_990_pro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90 Pro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d_sn850X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WD Black</text:p>
          </table:table-cell>
          <table:table-cell office:value-type="string" calcext:value-type="string">
            <text:p>SN850X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sd_p3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d_bx5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BX500</text:p>
          </table:table-cell>
          <table:table-cell office:value-type="string" calcext:value-type="string">
            <text:p>budget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3T18:10:54.710384837</dc:date>
    <meta:editing-duration>PT12M4S</meta:editing-duration>
    <meta:editing-cycles>1</meta:editing-cycles>
    <meta:document-statistic meta:table-count="1" meta:cell-count="71" meta:object-count="0"/>
    <meta:generator>LibreOffice/25.8.5.2$Linux_X86_64 LibreOffice_project/580$Build-2</meta:generator>
  </office:meta>
</office:document-meta>
</file>